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Afrika är känt för sitt rika djurliv med många olika arter. Några av de mest kända djuren i Afrika inkluderar elefanter, lejon, giraffer, noshörningar, flodhästar och zebror. Djunglerna i Centralafrika är hem för gorillor och chimpanser, medan savannerna i syd och öst är hem för massiva hjordar av gnuar, zebror och gaseller. Den kända Serengeti-parken i Tanzania är känd för sin årliga migration av miljontals gnuar och zebrar. Den afrikanska savannen är också hem för en mängd olika fågelarter, inklusive flamingos och storkar. Djurlivet i Afrika är enastående och ger en unik möjlighet att se några av världens mest spektakulära vilda djur i deras naturliga habitat. </text:p>
      <text:p text:style-name="Standard"/>
      <text:p text:style-name="Standard"/>
      <text:list xml:id="list2318092558384264919" text:style-name="L1">
        <text:list-item>
          <text:p text:style-name="P1">Giraffen är ett av Afrikas mest igenkända djur. Deras långa hals gör att de kan nå höga grenar och blad som andra djur inte kan. Giraffen är ett väldigt ensamt djur och de brukar bara hålla ihop med sin familj eller partner. Deras långa ben gör att de kan springa fort och undvika rovdjur. Giraffen är ett viktigt djur för ekosystemet då de hjälper till att sprida frön från de träd och buskar de äter.</text:p>
        </text:list-item>
        <text:list-item>
          <text:p text:style-name="P1">Savannens konung, lejonet, är ett av de mäktigaste djuren i Afrika. Lejonen lever i flockar och leds av en hanlejon som skyddar flocken och jagar mat åt den. Lejonen kan ses i många olika områden i Afrika, från savannen till öknen. Lejonen är goda jägare och kan jaga ensamma eller i flock. Deras mäktiga vrål hörs på långt håll och signalerar andra flockmedlemmar om deras plats.</text:p>
        </text:list-item>
        <text:list-item>
          <text:p text:style-name="P1">Elefanten är ett annat stort däggdjur i Afrika. De är kända för sin storlek och styrka. Elefanter lever i flockar ledda av en matriark och är mycket sociala djur. De använder sina långa snablar för att plocka upp mat och för att kommunicera med varandra. Elefanter är också kända för sin minne och intelligens. De har en stark känsla för familj och flockmedlemmar och kan känna igen varandra efter många år.</text:p>
        </text:list-item>
        <text:list-item>
          <text:p text:style-name="P1">Zebra är ett annat vanligt djur på savannen i Afrika. De känns igen på sina mörka och ljusa ränder på huden. Zebror lever i flockar och är goda springare och hoppare. De är också goda simmare och kan simma över floder för att undvika rovdjur. Zebror är också viktiga för ekosystemet då de hjälper till att sprida frön från de växter de äter.</text:p>
        </text:list-item>
        <text:list-item>
          <text:p text:style-name="P1">Gepard är det snabbaste landdjuret i världen och en vanlig syn i Afrika. Geparder är ensamma jägare och använder sin snabbhet för att jaga antiloper och andra mindre djur. Deras kropp är anpassad för snabbhet med långa ben och starka muskler. Gepeparder är också kända för sin förmåga att klättra i träd och använda det som utkikplats för jakt. Deras unika tätt sittande tänder och käkar tillåter dem att bryta ner mycket hårt kött. Geparder är dock hotade på grund av jakt och förlust av deras habitat, och det är viktigt att skydda dessa vackra och imponerande djur. </text:p>
        </text:list-item>
      </text:list>
      <text:p text:style-name="Standard"/>
      <text:p text:style-name="Standard">Välkommen till vår förening, vi är specialiserade på att erbjuda unika resor till Afrika för att uppleva det vilda livet. Vi tror att det inte finns något som kan mäta sig med att se de majestätiska djuren i deras naturliga habitat. Våra resor leds av erfarna guider som känner till området och djuren väl, så att du får den bästa möjliga upplevelsen. Vi strävar efter att hålla våra resor så hållbara och ansvarsfulla som möjligt för att skydda Afrikas vilda djur och deras habitat. Vi hoppas att du kommer att delta i en av våra resor och uppleva Afrikas vilda djur på nära hå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s Johansson</meta:initial-creator>
    <meta:creation-date>2023-01-16T08:36:00.37</meta:creation-date>
    <meta:document-statistic meta:table-count="0" meta:image-count="0" meta:object-count="0" meta:page-count="1" meta:paragraph-count="7" meta:word-count="588" meta:character-count="3363"/>
    <dc:date>2023-01-16T08:48:04.22</dc:date>
    <dc:creator>Lucas Johansson</dc:creator>
    <meta:editing-duration>PT12M5S</meta:editing-duration>
    <meta:editing-cycles>1</meta:editing-cycles>
    <meta:generator>OpenOffice/4.1.10$Win32 OpenOffice.org_project/4110m2$Build-9807</meta:generator>
  </office:meta>
</office:document-meta>
</file>